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13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7" style:family="table-column">
      <style:table-column-properties fo:break-before="auto" style:column-width="5.076cm"/>
    </style:style>
    <style:style style:name="co19" style:family="table-column">
      <style:table-column-properties fo:break-before="auto" style:column-width="3.279cm"/>
    </style:style>
    <style:style style:name="co18" style:family="table-column">
      <style:table-column-properties fo:break-before="auto" style:column-width="2.988cm"/>
    </style:style>
    <style:style style:name="co20" style:family="table-column">
      <style:table-column-properties fo:break-before="auto" style:column-width="4.7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ross-Community Labour Alternative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 table:number-rows-repeated="1048562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 table:number-rows-repeated="1048565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4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Citizens Independent Social Thought Allian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Democratic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Traditional Unionist Voice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Ulster Unionist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Alliance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NI Conservative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Green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ocial Democratic and Labour Party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Sinn Fein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Independent</text:p>
          </table:table-cell>
        </table:table-row>
        <table:table-row table:style-name="ro3" table:number-rows-repeated="1048559">
          <table:table-cell table:number-columns-repeated="11"/>
        </table:table-row>
        <table:table-row table:style-name="ro3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4:0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4:06:54.09</dc:date>
    <dc:creator>Bob Harper</dc:creator>
    <meta:editing-duration>P2DT3H36M16S</meta:editing-duration>
    <meta:editing-cycles>228</meta:editing-cycles>
    <meta:generator>OpenOffice/4.1.1$Win32 OpenOffice.org_project/411m6$Build-9775</meta:generator>
    <meta:document-statistic meta:table-count="18" meta:cell-count="1980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